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0623" officeooo:paragraph-rsid="00140623"/>
    </style:style>
    <style:style style:name="P2" style:family="paragraph" style:parent-style-name="Standard" style:list-style-name="L1">
      <style:text-properties officeooo:rsid="00140623" officeooo:paragraph-rsid="00140623"/>
    </style:style>
    <style:style style:name="P3" style:family="paragraph" style:parent-style-name="Standard">
      <style:paragraph-properties fo:text-align="justify" style:justify-single-word="false"/>
      <style:text-properties officeooo:rsid="00140623" officeooo:paragraph-rsid="00140623"/>
    </style:style>
    <style:style style:name="P4" style:family="paragraph" style:parent-style-name="Standard">
      <style:paragraph-properties fo:text-align="center" style:justify-single-word="false"/>
      <style:text-properties officeooo:rsid="001428a2" officeooo:paragraph-rsid="001428a2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428a2" officeooo:paragraph-rsid="001428a2" style:font-weight-asian="bold" style:font-weight-complex="bold"/>
    </style:style>
    <style:style style:name="T1" style:family="text">
      <style:text-properties officeooo:rsid="001428a2"/>
    </style:style>
    <style:style style:name="T2" style:family="text">
      <style:text-properties officeooo:rsid="001463e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NE Lab Test</text:p>
      <text:p text:style-name="P4"/>
      <text:p text:style-name="P5">Time: 1 hr <text:s text:c="130"/>MM.50</text:p>
      <text:p text:style-name="P5"/>
      <text:p text:style-name="P3">Write a <text:s/>a program such that there will be a centralized server and multiple clients may communicate with each other through the server. The client can request a file to server and server send requested file to client. The server needs to maintain a database of files. The following points need to implement.</text:p>
      <text:p text:style-name="P1"/>
      <text:list xml:id="list174724520052596591" text:style-name="L1">
        <text:list-item>
          <text:p text:style-name="P2">Create a database at server end to maintain files.<text:span text:style-name="T1">(5)</text:span></text:p>
        </text:list-item>
        <text:list-item>
          <text:p text:style-name="P2">A client can request for file (read/write) to server and server (send/store) reposed to client as requested. <text:s/><text:span text:style-name="T1">(10)</text:span></text:p>
        </text:list-item>
        <text:list-item>
          <text:p text:style-name="P2">At the <text:span text:style-name="T2">c</text:span>lient terminal <text:s/>window, file should be displayed in the form of packets. <text:span text:style-name="T1">(10)</text:span></text:p>
        </text:list-item>
        <text:list-item>
          <text:p text:style-name="P2">A client can also send file to another client. <text:span text:style-name="T1">(10)</text:span></text:p>
        </text:list-item>
      </text:list>
      <text:p text:style-name="P1"/>
      <text:p text:style-name="P1"><text:span text:style-name="T1">Note: 15 Marks for viva voice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5:16:35.593475042</meta:creation-date>
    <dc:date>2016-11-25T15:36:49.194541196</dc:date>
    <meta:editing-duration>PT4M45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122" meta:character-count="808" meta:non-whitespace-character-count="563"/>
  </office:meta>
</office:document-meta>
</file>